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9.26pt" svg:height="630.37pt" svg:x="66.9pt" svg:y="146.13pt">
            <draw:object draw:notify-on-update-of-ranges="Sheet1.B2:Sheet1.R2 Sheet1.B1:Sheet1.R1 Sheet1.B8:Sheet1.J8 Sheet1.B7:Sheet1.J7 Sheet1.V17:Sheet1.V34 Sheet1.U17:Sheet1.U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<text:s text:c="2"/>x 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y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<text:s text:c="2"/>x 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y 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R$2] ; [.$B$1:.$R$1])" office:value-type="float" office:value="0.662206246875246" calcext:value-type="float">
            <text:p>0.662206246875246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R$2] ; [.$B$1:.$R$1])" office:value-type="float" office:value="6.56887900851976" calcext:value-type="float">
            <text:p>6.56887900851976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R$2] ; [.$B$1:.$R$1])" office:value-type="float" office:value="-1.75542857142857" calcext:value-type="float">
            <text:p>-1.7554285714285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R$2] ; [.$B$1:.$R$1])" office:value-type="float" office:value="3.62628571428571" calcext:value-type="float">
            <text:p>3.6262857142857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-10" calcext:value-type="float">
            <text:p>-10</text:p>
          </table:table-cell>
          <table:table-cell table:formula="of:=[.$T$16]-[.$T$15]*10" office:value-type="float" office:value="21.1805714285714" calcext:value-type="float">
            <text:p>21.1805714285714</text:p>
          </table:table-cell>
        </table:table-row>
        <table:table-row table:style-name="ro1">
          <table:table-cell table:number-columns-repeated="18"/>
          <table:table-cell table:formula="of:=INDEX([.$B$1:.$R$1]; 1; 1)" office:value-type="float" office:value="-8" calcext:value-type="float">
            <text:p>-8</text:p>
          </table:table-cell>
          <table:table-cell table:formula="of:=[.$T$15] * [.$S$18] + [.$T$16]" office:value-type="float" office:value="17.6697142857143" calcext:value-type="float">
            <text:p>17.6697142857143</text:p>
          </table:table-cell>
          <table:table-cell office:value-type="float" office:value="-9" calcext:value-type="float">
            <text:p>-9</text:p>
          </table:table-cell>
          <table:table-cell table:formula="of:=[.V17]+[.$T$15]" office:value-type="float" office:value="19.4251428571429" calcext:value-type="float">
            <text:p>19.4251428571429</text:p>
          </table:table-cell>
        </table:table-row>
        <table:table-row table:style-name="ro1">
          <table:table-cell table:number-columns-repeated="18"/>
          <table:table-cell table:formula="of:=INDEX([.$B$1:.$R$1]; 1; 2)" office:value-type="float" office:value="-6" calcext:value-type="float">
            <text:p>-6</text:p>
          </table:table-cell>
          <table:table-cell table:formula="of:=[.$T$15] * [.$S$19] + [.$T$16]" office:value-type="float" office:value="14.1588571428571" calcext:value-type="float">
            <text:p>14.1588571428571</text:p>
          </table:table-cell>
          <table:table-cell office:value-type="float" office:value="-8" calcext:value-type="float">
            <text:p>-8</text:p>
          </table:table-cell>
          <table:table-cell table:formula="of:=[.V18]+[.$T$15]" office:value-type="float" office:value="17.6697142857143" calcext:value-type="float">
            <text:p>17.6697142857143</text:p>
          </table:table-cell>
        </table:table-row>
        <table:table-row table:style-name="ro1">
          <table:table-cell table:number-columns-repeated="18"/>
          <table:table-cell table:formula="of:=INDEX([.$B$1:.$R$1]; 1; 3)" office:value-type="float" office:value="-5" calcext:value-type="float">
            <text:p>-5</text:p>
          </table:table-cell>
          <table:table-cell table:formula="of:=[.$T$15] * [.$S$20] + [.$T$16]" office:value-type="float" office:value="12.4034285714286" calcext:value-type="float">
            <text:p>12.4034285714286</text:p>
          </table:table-cell>
          <table:table-cell office:value-type="float" office:value="-7" calcext:value-type="float">
            <text:p>-7</text:p>
          </table:table-cell>
          <table:table-cell table:formula="of:=[.V19]+[.$T$15]" office:value-type="float" office:value="15.9142857142857" calcext:value-type="float">
            <text:p>15.9142857142857</text:p>
          </table:table-cell>
        </table:table-row>
        <table:table-row table:style-name="ro1">
          <table:table-cell table:number-columns-repeated="18"/>
          <table:table-cell table:formula="of:=INDEX([.$B$1:.$R$1]; 1; 4)" office:value-type="float" office:value="-5" calcext:value-type="float">
            <text:p>-5</text:p>
          </table:table-cell>
          <table:table-cell table:formula="of:=[.$T$15] * [.$S$21] + [.$T$16]" office:value-type="float" office:value="12.4034285714286" calcext:value-type="float">
            <text:p>12.4034285714286</text:p>
          </table:table-cell>
          <table:table-cell office:value-type="float" office:value="-6" calcext:value-type="float">
            <text:p>-6</text:p>
          </table:table-cell>
          <table:table-cell table:formula="of:=[.V20]+[.$T$15]" office:value-type="float" office:value="14.1588571428571" calcext:value-type="float">
            <text:p>14.1588571428571</text:p>
          </table:table-cell>
        </table:table-row>
        <table:table-row table:style-name="ro1">
          <table:table-cell table:number-columns-repeated="18"/>
          <table:table-cell table:formula="of:=INDEX([.$B$1:.$R$1]; 1; 5)" office:value-type="float" office:value="0" calcext:value-type="float">
            <text:p>0</text:p>
          </table:table-cell>
          <table:table-cell table:formula="of:=[.$T$15] * [.$S$22] + [.$T$16]" office:value-type="float" office:value="3.62628571428571" calcext:value-type="float">
            <text:p>3.62628571428571</text:p>
          </table:table-cell>
          <table:table-cell office:value-type="float" office:value="-5" calcext:value-type="float">
            <text:p>-5</text:p>
          </table:table-cell>
          <table:table-cell table:formula="of:=[.V21]+[.$T$15]" office:value-type="float" office:value="12.4034285714286" calcext:value-type="float">
            <text:p>12.4034285714286</text:p>
          </table:table-cell>
        </table:table-row>
        <table:table-row table:style-name="ro1">
          <table:table-cell table:number-columns-repeated="18"/>
          <table:table-cell table:formula="of:=INDEX([.$B$1:.$R$1]; 1; 6)" office:value-type="float" office:value="1" calcext:value-type="float">
            <text:p>1</text:p>
          </table:table-cell>
          <table:table-cell table:formula="of:=[.$T$15] * [.$S$23] + [.$T$16]" office:value-type="float" office:value="1.87085714285714" calcext:value-type="float">
            <text:p>1.87085714285714</text:p>
          </table:table-cell>
          <table:table-cell office:value-type="float" office:value="-4" calcext:value-type="float">
            <text:p>-4</text:p>
          </table:table-cell>
          <table:table-cell table:formula="of:=[.V22]+[.$T$15]" office:value-type="float" office:value="10.648" calcext:value-type="float">
            <text:p>10.648</text:p>
          </table:table-cell>
        </table:table-row>
        <table:table-row table:style-name="ro1">
          <table:table-cell table:number-columns-repeated="18"/>
          <table:table-cell table:formula="of:=INDEX([.$B$1:.$R$1]; 1; 7)" office:value-type="float" office:value="6" calcext:value-type="float">
            <text:p>6</text:p>
          </table:table-cell>
          <table:table-cell table:formula="of:=[.$T$15] * [.$S$24] + [.$T$16]" office:value-type="float" office:value="-6.90628571428571" calcext:value-type="float">
            <text:p>-6.90628571428571</text:p>
          </table:table-cell>
          <table:table-cell office:value-type="float" office:value="-3" calcext:value-type="float">
            <text:p>-3</text:p>
          </table:table-cell>
          <table:table-cell table:formula="of:=[.V23]+[.$T$15]" office:value-type="float" office:value="8.89257142857143" calcext:value-type="float">
            <text:p>8.89257142857143</text:p>
          </table:table-cell>
        </table:table-row>
        <table:table-row table:style-name="ro1">
          <table:table-cell table:number-columns-repeated="18"/>
          <table:table-cell table:formula="of:=INDEX([.$B$1:.$R$1]; 1; 8)" office:value-type="float" office:value="6" calcext:value-type="float">
            <text:p>6</text:p>
          </table:table-cell>
          <table:table-cell table:formula="of:=[.$T$15] * [.$S$25] + [.$T$16]" office:value-type="float" office:value="-6.90628571428571" calcext:value-type="float">
            <text:p>-6.90628571428571</text:p>
          </table:table-cell>
          <table:table-cell office:value-type="float" office:value="-2" calcext:value-type="float">
            <text:p>-2</text:p>
          </table:table-cell>
          <table:table-cell table:formula="of:=[.V24]+[.$T$15]" office:value-type="float" office:value="7.13714285714286" calcext:value-type="float">
            <text:p>7.13714285714286</text:p>
          </table:table-cell>
        </table:table-row>
        <table:table-row table:style-name="ro1">
          <table:table-cell table:number-columns-repeated="18"/>
          <table:table-cell table:formula="of:=INDEX([.$B$1:.$R$1]; 1; 9)" office:value-type="float" office:value="-7" calcext:value-type="float">
            <text:p>-7</text:p>
          </table:table-cell>
          <table:table-cell table:formula="of:=[.$T$15] * [.$S$26] + [.$T$16]" office:value-type="float" office:value="15.9142857142857" calcext:value-type="float">
            <text:p>15.9142857142857</text:p>
          </table:table-cell>
          <table:table-cell office:value-type="float" office:value="-1" calcext:value-type="float">
            <text:p>-1</text:p>
          </table:table-cell>
          <table:table-cell table:formula="of:=[.V25]+[.$T$15]" office:value-type="float" office:value="5.38171428571429" calcext:value-type="float">
            <text:p>5.38171428571429</text:p>
          </table:table-cell>
        </table:table-row>
        <table:table-row table:style-name="ro1">
          <table:table-cell table:number-columns-repeated="18"/>
          <table:table-cell table:formula="of:=INDEX([.$B$1:.$R$1]; 1; 10)" office:value-type="float" office:value="-9" calcext:value-type="float">
            <text:p>-9</text:p>
          </table:table-cell>
          <table:table-cell table:formula="of:=[.$T$15] * [.$S$27] + [.$T$16]" office:value-type="float" office:value="19.4251428571429" calcext:value-type="float">
            <text:p>19.4251428571429</text:p>
          </table:table-cell>
          <table:table-cell office:value-type="float" office:value="0" calcext:value-type="float">
            <text:p>0</text:p>
          </table:table-cell>
          <table:table-cell table:formula="of:=[.V26]+[.$T$15]" office:value-type="float" office:value="3.62628571428572" calcext:value-type="float">
            <text:p>3.62628571428572</text:p>
          </table:table-cell>
        </table:table-row>
        <table:table-row table:style-name="ro1">
          <table:table-cell table:number-columns-repeated="18"/>
          <table:table-cell table:formula="of:=INDEX([.$B$1:.$R$1]; 1; 11)" office:value-type="float" office:value="-5" calcext:value-type="float">
            <text:p>-5</text:p>
          </table:table-cell>
          <table:table-cell table:formula="of:=[.$T$15] * [.$S$28] + [.$T$16]" office:value-type="float" office:value="12.4034285714286" calcext:value-type="float">
            <text:p>12.4034285714286</text:p>
          </table:table-cell>
          <table:table-cell office:value-type="float" office:value="1" calcext:value-type="float">
            <text:p>1</text:p>
          </table:table-cell>
          <table:table-cell table:formula="of:=[.V27]+[.$T$15]" office:value-type="float" office:value="1.87085714285715" calcext:value-type="float">
            <text:p>1.87085714285715</text:p>
          </table:table-cell>
        </table:table-row>
        <table:table-row table:style-name="ro1">
          <table:table-cell table:number-columns-repeated="18"/>
          <table:table-cell table:formula="of:=INDEX([.$B$1:.$R$1]; 1; 12)" office:value-type="float" office:value="-1" calcext:value-type="float">
            <text:p>-1</text:p>
          </table:table-cell>
          <table:table-cell table:formula="of:=[.$T$15] * [.$S$29] + [.$T$16]" office:value-type="float" office:value="5.38171428571429" calcext:value-type="float">
            <text:p>5.38171428571429</text:p>
          </table:table-cell>
          <table:table-cell office:value-type="float" office:value="2" calcext:value-type="float">
            <text:p>2</text:p>
          </table:table-cell>
          <table:table-cell table:formula="of:=[.V28]+[.$T$15]" office:value-type="float" office:value="0.115428571428576" calcext:value-type="float">
            <text:p>0.115428571428576</text:p>
          </table:table-cell>
        </table:table-row>
        <table:table-row table:style-name="ro1">
          <table:table-cell table:number-columns-repeated="18"/>
          <table:table-cell table:formula="of:=INDEX([.$B$1:.$R$1]; 1; 13)" office:value-type="float" office:value="1" calcext:value-type="float">
            <text:p>1</text:p>
          </table:table-cell>
          <table:table-cell table:formula="of:=[.$T$15] * [.$S$30] + [.$T$16]" office:value-type="float" office:value="1.87085714285714" calcext:value-type="float">
            <text:p>1.87085714285714</text:p>
          </table:table-cell>
          <table:table-cell office:value-type="float" office:value="3" calcext:value-type="float">
            <text:p>3</text:p>
          </table:table-cell>
          <table:table-cell table:formula="of:=[.V29]+[.$T$15]" office:value-type="float" office:value="-1.64" calcext:value-type="float">
            <text:p>-1.64</text:p>
          </table:table-cell>
        </table:table-row>
        <table:table-row table:style-name="ro1">
          <table:table-cell table:number-columns-repeated="18"/>
          <table:table-cell table:formula="of:=INDEX([.$B$1:.$R$1]; 1; 14)" office:value-type="float" office:value="2" calcext:value-type="float">
            <text:p>2</text:p>
          </table:table-cell>
          <table:table-cell table:formula="of:=[.$T$15] * [.$S$31] + [.$T$16]" office:value-type="float" office:value="0.115428571428573" calcext:value-type="float">
            <text:p>0.115428571428573</text:p>
          </table:table-cell>
          <table:table-cell office:value-type="float" office:value="4" calcext:value-type="float">
            <text:p>4</text:p>
          </table:table-cell>
          <table:table-cell table:formula="of:=[.V30]+[.$T$15]" office:value-type="float" office:value="-3.39542857142857" calcext:value-type="float">
            <text:p>-3.39542857142857</text:p>
          </table:table-cell>
        </table:table-row>
        <table:table-row table:style-name="ro1">
          <table:table-cell table:number-columns-repeated="18"/>
          <table:table-cell table:formula="of:=INDEX([.$B$1:.$R$1]; 1; 15)" office:value-type="float" office:value="2" calcext:value-type="float">
            <text:p>2</text:p>
          </table:table-cell>
          <table:table-cell table:formula="of:=[.$T$15] * [.$S$32] + [.$T$16]" office:value-type="float" office:value="0.115428571428573" calcext:value-type="float">
            <text:p>0.115428571428573</text:p>
          </table:table-cell>
          <table:table-cell office:value-type="float" office:value="5" calcext:value-type="float">
            <text:p>5</text:p>
          </table:table-cell>
          <table:table-cell table:formula="of:=[.V31]+[.$T$15]" office:value-type="float" office:value="-5.15085714285714" calcext:value-type="float">
            <text:p>-5.15085714285714</text:p>
          </table:table-cell>
        </table:table-row>
        <table:table-row table:style-name="ro1">
          <table:table-cell table:number-columns-repeated="18"/>
          <table:table-cell table:formula="of:=INDEX([.$B$1:.$R$1]; 1; 16)" office:value-type="float" office:value="3" calcext:value-type="float">
            <text:p>3</text:p>
          </table:table-cell>
          <table:table-cell table:formula="of:=[.$T$15] * [.$S$33] + [.$T$16]" office:value-type="float" office:value="-1.64" calcext:value-type="float">
            <text:p>-1.64</text:p>
          </table:table-cell>
          <table:table-cell office:value-type="float" office:value="6" calcext:value-type="float">
            <text:p>6</text:p>
          </table:table-cell>
          <table:table-cell table:formula="of:=[.V32]+[.$T$15]" office:value-type="float" office:value="-6.90628571428571" calcext:value-type="float">
            <text:p>-6.90628571428571</text:p>
          </table:table-cell>
        </table:table-row>
        <table:table-row table:style-name="ro1">
          <table:table-cell table:number-columns-repeated="18"/>
          <table:table-cell table:formula="of:=INDEX([.$B$1:.$R$1]; 1; 17)" office:value-type="float" office:value="6" calcext:value-type="float">
            <text:p>6</text:p>
          </table:table-cell>
          <table:table-cell table:formula="of:=[.$T$15] * [.$S$34] + [.$T$16]" office:value-type="float" office:value="-6.90628571428571" calcext:value-type="float">
            <text:p>-6.90628571428571</text:p>
          </table:table-cell>
          <table:table-cell office:value-type="float" office:value="7" calcext:value-type="float">
            <text:p>7</text:p>
          </table:table-cell>
          <table:table-cell table:formula="of:=[.V33]+[.$T$15]" office:value-type="float" office:value="-8.66171428571428" calcext:value-type="float">
            <text:p>-8.66171428571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55:29.291776411</meta:creation-date>
    <dc:date>2018-05-15T00:12:48.421920686</dc:date>
    <meta:editing-duration>PT6M37S</meta:editing-duration>
    <meta:editing-cycles>1</meta:editing-cycles>
    <meta:document-statistic meta:table-count="1" meta:cell-count="137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075cm" svg:height="22.239cm" xlink:href=".." xlink:type="simple" chart:class="chart:scatter" chart:style-name="ch1">
        <chart:title svg:x="17.384cm" svg:y="0.58cm" chart:style-name="ch2">
          <text:p>Regression line</text:p>
        </chart:title>
        <chart:legend chart:legend-position="bottom" svg:x="13.594cm" svg:y="21.648cm" style:legend-expansion="wide" chart:style-name="ch3"/>
        <chart:plot-area chart:style-name="ch4" table:cell-range-address="Sheet1.B1:Sheet1.R2 Sheet1.B8:Sheet1.J8 Sheet1.V17:Sheet1.V34" chart:data-source-has-labels="row" svg:x="1.755cm" svg:y="1.829cm" svg:width="35.559cm" svg:height="18.227cm">
          <chartooo:coordinate-region svg:x="2.02cm" svg:y="2.024cm" svg:width="35.185cm" svg:height="17.837cm"/>
          <chart:axis chart:dimension="x" chart:name="primary-x" chart:style-name="ch5">
            <chart:title svg:x="19.389cm" svg:y="20.501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451cm" svg:y="11.087cm" chart:style-name="ch8">
              <text:p>y</text:p>
            </chart:title>
            <chart:grid chart:style-name="ch7" chart:class="major"/>
          </chart:axis>
          <chart:series chart:style-name="ch9" chart:values-cell-range-address="Sheet1.B2:Sheet1.R2" loext:label-string="&quot;Category 1&quot;" chart:class="chart:scatter">
            <chart:domain table:cell-range-address="Sheet1.B1:Sheet1.R1"/>
            <chart:data-point chart:repeated="17"/>
          </chart:series>
          <chart:series chart:style-name="ch10" chart:values-cell-range-address="Sheet1.B8:Sheet1.J8" loext:label-string="&quot;Category 2&quot;" chart:class="chart:scatter">
            <chart:domain table:cell-range-address="Sheet1.B7:Sheet1.J7"/>
            <chart:data-point chart:repeated="9"/>
          </chart:series>
          <chart:series chart:style-name="ch11" chart:values-cell-range-address="Sheet1.V17:Sheet1.V34" loext:label-string="&quot;Regression Line&quot;" chart:class="chart:scatter">
            <chart:domain table:cell-range-address="Sheet1.U17:Sheet1.U34"/>
            <chart:regression-curve chart:style-name="ch12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Category 1</text:p>
              </table:table-cell>
              <table:table-cell office:value-type="string">
                <text:p>Row 7</text:p>
              </table:table-cell>
              <table:table-cell office:value-type="string">
                <text:p>Category 2</text:p>
              </table:table-cell>
              <table:table-cell office:value-type="string">
                <text:p>Column U</text:p>
              </table:table-cell>
              <table:table-cell office:value-type="string">
                <text:p>Regression 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B1:Sheet1.R1</svg:desc>
                </draw:g>
              </table:table-cell>
              <table:table-cell office:value-type="float" office:value="4">
                <text:p>4</text:p>
                <draw:g>
                  <svg:desc>Sheet1.B2:Sheet1.R2</svg:desc>
                </draw:g>
              </table:table-cell>
              <table:table-cell office:value-type="float" office:value="-7">
                <text:p>-7</text:p>
                <draw:g>
                  <svg:desc>Sheet1.B7:Sheet1.J7</svg:desc>
                </draw:g>
              </table:table-cell>
              <table:table-cell office:value-type="float" office:value="18">
                <text:p>18</text:p>
                <draw:g>
                  <svg:desc>Sheet1.B8:Sheet1.J8</svg:desc>
                </draw:g>
              </table:table-cell>
              <table:table-cell office:value-type="float" office:value="-10">
                <text:p>-10</text:p>
                <draw:g>
                  <svg:desc>Sheet1.U17:Sheet1.U34</svg:desc>
                </draw:g>
              </table:table-cell>
              <table:table-cell office:value-type="float" office:value="21.1805714285714">
                <text:p>21.1805714285714</text:p>
                <draw:g>
                  <svg:desc>Sheet1.V17:Sheet1.V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30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19.4251428571429">
                <text:p>19.425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17.6697142857143">
                <text:p>17.669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14.1588571428571">
                <text:p>14.158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12.4034285714286">
                <text:p>12.403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10.648">
                <text:p>10.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8.89257142857143">
                <text:p>8.892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7.13714285714286">
                <text:p>7.13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5.38171428571429">
                <text:p>5.381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62628571428572">
                <text:p>3.62628571428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7085714285715">
                <text:p>1.87085714285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15428571428576">
                <text:p>0.115428571428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.39542857142857">
                <text:p>-3.39542857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5.15085714285714">
                <text:p>-5.150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6.90628571428571">
                <text:p>-6.9062857142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8.66171428571428">
                <text:p>-8.66171428571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